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FA6D670FDA97D357A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053e92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Gabriola" fo:font-size="16pt" fo:font-weight="bold" officeooo:rsid="00140d20" officeooo:paragraph-rsid="00053e9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Gabriola" fo:font-size="16pt" fo:font-weight="bold" officeooo:rsid="00053e92" officeooo:paragraph-rsid="00053e92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Gabriola" fo:font-size="12pt" fo:font-style="italic" style:text-underline-style="none" officeooo:rsid="00158a4e" officeooo:paragraph-rsid="00053e92" style:font-size-asian="12pt" style:font-style-asian="italic" style:font-size-complex="12pt" style:font-style-complex="italic"/>
    </style:style>
    <style:style style:name="P5" style:family="paragraph" style:parent-style-name="Standard">
      <style:text-properties style:font-name="Gabriola" fo:font-size="13pt" officeooo:rsid="001cf5d8" officeooo:paragraph-rsid="00053e92" style:font-size-asian="13pt" style:font-size-complex="13pt"/>
    </style:style>
    <style:style style:name="P6" style:family="paragraph" style:parent-style-name="Standard">
      <style:text-properties style:font-name="Gabriola" fo:font-size="13pt" officeooo:rsid="00158a4e" officeooo:paragraph-rsid="00053e92" style:font-size-asian="13pt" style:font-size-complex="13pt"/>
    </style:style>
    <style:style style:name="P7" style:family="paragraph" style:parent-style-name="Standard">
      <style:text-properties style:font-name="Gabriola" fo:font-size="13pt" fo:font-weight="normal" officeooo:rsid="0016a435" officeooo:paragraph-rsid="00053e92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Gabriola" fo:font-size="13pt" fo:font-weight="normal" officeooo:rsid="00180cf5" officeooo:paragraph-rsid="00053e92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Gabriola" fo:font-size="13pt" style:text-underline-style="solid" style:text-underline-width="auto" style:text-underline-color="font-color" fo:font-weight="normal" officeooo:rsid="00180cf5" officeooo:paragraph-rsid="00053e92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Gabriola" fo:font-size="15pt" fo:font-weight="bold" officeooo:rsid="00158a4e" officeooo:paragraph-rsid="00053e92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Gabriola" fo:font-size="15pt" style:text-underline-style="none" officeooo:rsid="00158a4e" officeooo:paragraph-rsid="00053e92" style:font-size-asian="15pt" style:font-size-complex="15pt"/>
    </style:style>
    <style:style style:name="P12" style:family="paragraph" style:parent-style-name="Standard">
      <style:text-properties style:font-name="Gabriola" officeooo:rsid="00158a4e" officeooo:paragraph-rsid="00053e92"/>
    </style:style>
    <style:style style:name="P13" style:family="paragraph" style:parent-style-name="Standard">
      <style:text-properties style:font-name="Gabriola" fo:font-size="13pt" officeooo:rsid="001d2ecb" officeooo:paragraph-rsid="00053e92" style:font-size-asian="13pt" style:font-size-complex="13pt"/>
    </style:style>
    <style:style style:name="T1" style:family="text">
      <style:text-properties officeooo:rsid="00053e92"/>
    </style:style>
    <style:style style:name="T2" style:family="text">
      <style:text-properties officeooo:rsid="0016a435"/>
    </style:style>
    <style:style style:name="T3" style:family="text">
      <style:text-properties officeooo:rsid="00039637"/>
    </style:style>
    <style:style style:name="T4" style:family="text">
      <style:text-properties officeooo:rsid="001f59eb"/>
    </style:style>
    <style:style style:name="T5" style:family="text">
      <style:text-properties officeooo:rsid="00180cf5"/>
    </style:style>
    <style:style style:name="T6" style:family="text">
      <style:text-properties officeooo:rsid="001d2ecb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f59eb"/>
    </style:style>
    <style:style style:name="T10" style:family="text">
      <style:text-properties style:text-underline-style="none" officeooo:rsid="000878da"/>
    </style:style>
    <style:style style:name="T11" style:family="text">
      <style:text-properties officeooo:rsid="0006bfb0"/>
    </style:style>
    <style:style style:name="T12" style:family="text">
      <style:text-properties officeooo:rsid="000878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ès ta naissance, tu as reçu <text:span text:style-name="T6">une bénédiction de la Nature, le don d'accéder à un des plans subnaturels et d'y dessiner pour altérer brièvement la réalité de ton monde. Ton don, c'est celui du plan de l'Air, faisant de toi un Elementaliste de l'Air</text:span></text:p>
      <text:p text:style-name="P13">Les dessinateurs de ton don sont très appreciés pour leur utilité au quotidien : ramasser des feuilles, discrètement tricher au concours de tir à l'air ou encore éloigner les bruits et odeurs les plus désagréables. </text:p>
      <text:p text:style-name="P6">Sur le champ de bataille, les plus doués d'entre vous <text:span text:style-name="T1">ont plusieurs utilités pour leurs dessins : se déplacer, déplacer l'ennemi, dévier des projectiles, attaquer; les possibilités sont nombreuses.</text:span></text:p>
      <text:p text:style-name="P10">Complexité</text:p>
      <text:p text:style-name="P7">La complexité détermine <text:span text:style-name="T11">la finesse des variations à l'intérieur du vent et </text:span>à quel point ton dessin <text:span text:style-name="T11">peut suivre un mouvement complexe après son jet initial, par rapport au mouvement basique qu'est la bourrasque</text:span>. Par exemple, <text:span text:style-name="T11">frapper l'ennemi derrière votre allié en lui imprimant un mouvement d'esquive </text:span>demande <text:span text:style-name="T7">1 de complexité</text:span>. A <text:span text:style-name="T7">3 de complexité</text:span> il est par exemple possible <text:span text:style-name="T5">de faire faire des loopings à des adversaires ou générer des bruits. </text:span></text:p>
      <text:p text:style-name="P10">Intensité</text:p>
      <text:p text:style-name="P8">L'intensité détermine <text:span text:style-name="T4">la température et la densité de l'air que tu crées.</text:span></text:p>
      <text:p text:style-name="P8">Pour<text:span text:style-name="T7"> 0 d'intensité</text:span>, il s'agit d'<text:span text:style-name="T11">air peu dense à 30°c.</text:span></text:p>
      <text:p text:style-name="P9">Intensité 1 :<text:span text:style-name="T8"> </text:span><text:span text:style-name="T10">air plus dense à 10°C</text:span></text:p>
      <text:p text:style-name="P9">Intensité 2 :<text:span text:style-name="T8"> </text:span><text:span text:style-name="T10">air à -10°C</text:span></text:p>
      <text:p text:style-name="P9">Intensité 3 :<text:span text:style-name="T8"> </text:span><text:span text:style-name="T10">air à -30°C</text:span></text:p>
      <text:p text:style-name="P9">Intensité 4 :<text:span text:style-name="T8"> </text:span><text:span text:style-name="T10">air à -50°C</text:span></text:p>
      <text:p text:style-name="P8"><text:span text:style-name="T7">Intensité 5 :</text:span><text:span text:style-name="T8"> <text:s/></text:span><text:span text:style-name="T10">air à -100°C</text:span><text:span text:style-name="T9"> </text:span><text:span text:style-name="T10">(très très dense dis donc)</text:span></text:p>
      <text:p text:style-name="P10">Dégâts</text:p>
      <text:p text:style-name="P12">Un de tes dessins, s'il doit infliger des<text:span text:style-name="T7"> dégâts</text:span>, fera :</text:p>
      <text:p text:style-name="P11"><text:span text:style-name="T12">2d6 par Mouvement + 1</text:span>d6/<text:span text:style-name="T11">2</text:span> par <text:span text:style-name="T3">Intensité </text:span></text:p>
      <text:p text:style-name="P4"><text:span text:style-name="T2">Exemple : </text:span>pour <text:span text:style-name="T12">1 de mouvement et 1 d'intensité</text:span> <text:s/>tu jettes donc <text:span text:style-name="T12">3d6 et tu divises le résultat du dernier par 2 (arrondi</text:span> <text:span text:style-name="T12">sup.) pour faire tes dégâ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053e92" style:font-size-asian="15pt" style:font-style-asian="italic" style:font-size-complex="15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Gabriola" fo:font-size="16pt" fo:font-weight="bold" officeooo:rsid="00140d20" officeooo:paragraph-rsid="00053e92" style:font-size-asian="16pt" style:font-weight-asian="bold" style:font-size-complex="16pt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Gabriola" fo:font-size="16pt" fo:font-weight="bold" officeooo:rsid="00053e92" officeooo:paragraph-rsid="00053e92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275cm" svg:y="-1.252cm" svg:width="4.001cm" svg:height="4.001cm" draw:z-index="0"><draw:image xlink:href="Pictures/10000201000000FA000000FA6D670FDA97D357A2.png" xlink:type="simple" xlink:show="embed" xlink:actuate="onLoad"/></draw:frame>JDR La vallée de Hauteplume</text:p>
        <text:p text:style-name="MP2">Fiche de don</text:p>
        <text:p text:style-name="MP3">Ai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47S</meta:editing-duration>
    <meta:editing-cycles>5</meta:editing-cycles>
    <meta:generator>LibreOffice/5.2.7.2$Windows_x86 LibreOffice_project/2b7f1e640c46ceb28adf43ee075a6e8b8439ed10</meta:generator>
    <dc:date>2018-12-30T23:43:10.139000000</dc:date>
    <meta:document-statistic meta:table-count="0" meta:image-count="1" meta:object-count="0" meta:page-count="1" meta:paragraph-count="20" meta:word-count="298" meta:character-count="1700" meta:non-whitespace-character-count="1417"/>
    <meta:user-defined meta:name="Info 1"/>
    <meta:user-defined meta:name="Info 2"/>
    <meta:user-defined meta:name="Info 3"/>
    <meta:user-defined meta:name="Info 4"/>
  </office:meta>
</office:document-meta>
</file>